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0B50000024A2AC56956FAC910D1.tif" manifest:media-type="image/tiff"/>
  <manifest:file-entry manifest:full-path="Pictures/TablePreview1.svm" manifest:media-type=""/>
  <manifest:file-entry manifest:full-path="Pictures/2000008000004951000012C1BC2CC3D63BE3CFA1.wmf" manifest:media-type="image/x-wmf"/>
  <manifest:file-entry manifest:full-path="Pictures/10000201000000DB000000EC3B4E7B6C2872BA02.png" manifest:media-type="image/png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.258cm" fo:min-width="0.516cm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 fo:min-height="0.766cm" fo:min-width="0.516cm"/>
    </style:style>
    <style:style style:name="gr6" style:family="graphic" style:parent-style-name="standard">
      <style:graphic-properties draw:fill-color="#999999" draw:textarea-horizontal-align="justify" draw:textarea-vertical-align="middle" draw:auto-grow-height="false" fo:min-height="0.258cm" fo:min-width="0.008cm"/>
    </style:style>
    <style:style style:name="gr7" style:family="graphic" style:parent-style-name="standard">
      <style:graphic-properties draw:fill-color="#83caff" draw:textarea-horizontal-align="justify" draw:textarea-vertical-align="middle" draw:auto-grow-height="false" fo:min-height="0.258cm" fo:min-width="0.008cm"/>
    </style:style>
    <style:style style:name="gr8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1.642cm" fo:min-width="0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0.92cm" fo:min-width="0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677cm"/>
    </style:style>
    <style:style style:name="gr12" style:family="graphic" style:parent-style-name="objectwithoutfill">
      <style:graphic-properties svg:stroke-width="0.028cm" svg:stroke-color="#3465a4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draw:fill-color="#ff3333" draw:textarea-horizontal-align="justify" draw:textarea-vertical-align="middle" draw:auto-grow-height="false" fo:min-height="0.089cm" fo:min-width="0cm"/>
    </style:style>
    <style:style style:name="gr14" style:family="graphic" style:parent-style-name="standard">
      <style:graphic-properties draw:fill-color="#ff3333" draw:textarea-horizontal-align="justify" draw:textarea-vertical-align="middle" draw:auto-grow-height="false" fo:min-height="0.899cm" fo:min-width="0cm"/>
    </style:style>
    <style:style style:name="gr15" style:family="graphic" style:parent-style-name="standard">
      <style:graphic-properties draw:fill-color="#ff3333" draw:textarea-horizontal-align="justify" draw:textarea-vertical-align="middle" draw:auto-grow-height="false" fo:min-height="1.696cm" fo:min-width="0cm"/>
    </style:style>
    <style:style style:name="gr16" style:family="graphic" style:parent-style-name="standard">
      <style:graphic-properties draw:fill-color="#ff9999" draw:textarea-horizontal-align="justify" draw:textarea-vertical-align="middle" draw:auto-grow-height="false" fo:min-height="1.6cm" fo:min-width="0cm"/>
    </style:style>
    <style:style style:name="gr17" style:family="graphic" style:parent-style-name="standard">
      <style:graphic-properties draw:fill-color="#ff9999" draw:textarea-horizontal-align="justify" draw:textarea-vertical-align="middle" draw:auto-grow-height="false" fo:min-height="0.789cm" fo:min-width="0cm"/>
    </style:style>
    <style:style style:name="gr18" style:family="graphic" style:parent-style-name="standard">
      <style:graphic-properties draw:fill-color="#ff9999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-color="#ff9999" draw:textarea-horizontal-align="justify" draw:textarea-vertical-align="middle" draw:auto-grow-height="false" fo:min-height="0.841cm" fo:min-width="0cm"/>
    </style:style>
    <style:style style:name="gr20" style:family="graphic" style:parent-style-name="standard">
      <style:graphic-properties draw:fill-color="#ff9999" draw:textarea-horizontal-align="justify" draw:textarea-vertical-align="middle" draw:auto-grow-height="false" fo:min-height="0.021cm" fo:min-width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74cm"/>
    </style:style>
    <style:style style:name="gr22" style:family="graphic" style:parent-style-name="Object_20_with_20_no_20_fill_20_and_20_no_20_line">
      <style:graphic-properties draw:textarea-vertical-align="middle" draw:ole-draw-aspect="1"/>
    </style:style>
    <style:style style:name="gr23" style:family="graphic" style:parent-style-name="standard">
      <style:graphic-properties draw:stroke="none" svg:stroke-width="0.018cm" draw:marker-start="" draw:marker-start-width="0.227cm" draw:marker-end-width="0.227cm" draw:fill-color="#cccccc" draw:textarea-horizontal-align="justify" draw:textarea-vertical-align="middle" draw:auto-grow-height="false" fo:min-height="1.673cm" fo:min-width="24.9cm" fo:padding-top="0.134cm" fo:padding-bottom="0.134cm" fo:padding-left="0.259cm" fo:padding-right="0.259cm"/>
    </style:style>
    <style:style style:name="gr24" style:family="graphic" style:parent-style-name="standard">
      <style:graphic-properties draw:stroke="none" svg:stroke-width="0.018cm" draw:marker-start="" draw:marker-start-width="0.227cm" draw:marker-end-width="0.227cm" draw:fill-color="#cccccc" draw:textarea-horizontal-align="justify" draw:textarea-vertical-align="middle" draw:auto-grow-height="false" fo:min-height="1.655cm" fo:min-width="24.882cm" fo:padding-top="0.134cm" fo:padding-bottom="0.134cm" fo:padding-left="0.259cm" fo:padding-right="0.259cm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4.18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56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bottom" draw:auto-grow-height="false" draw:fit-to-size="shrink-to-fit" fo:min-height="8.287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2.572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pr4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pr5" style:family="presentation" style:parent-style-name="Title_20_and_20_Content-outline1">
      <style:graphic-properties fo:min-height="9.178cm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8.226cm" style:use-optimal-column-width="false"/>
    </style:style>
    <style:style style:name="co2" style:family="table-column">
      <style:table-column-properties style:column-width="3.996cm" style:use-optimal-column-width="false"/>
    </style:style>
    <style:style style:name="co3" style:family="table-column">
      <style:table-column-properties style:column-width="3.318cm" style:use-optimal-column-width="false"/>
    </style:style>
    <style:style style:name="co4" style:family="table-column">
      <style:table-column-properties style:column-width="3.641cm" style:use-optimal-column-width="false"/>
    </style:style>
    <style:style style:name="co5" style:family="table-column">
      <style:table-column-properties style:column-width="1.889cm" style:use-optimal-column-width="false"/>
    </style:style>
    <style:style style:name="co6" style:family="table-column">
      <style:table-column-properties style:column-width="1.496cm" style:use-optimal-column-width="false"/>
    </style:style>
    <style:style style:name="ro1" style:family="table-row">
      <style:table-row-properties style:row-height="1.037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036cm"/>
    </style:style>
    <style:style style:name="P1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4" style:family="paragraph">
      <style:paragraph-properties fo:text-align="center"/>
    </style:style>
    <style:style style:name="P15" style:family="paragraph">
      <loext:graphic-properties draw:fill-color="#cccccc"/>
      <style:paragraph-properties fo:text-align="center"/>
    </style:style>
    <style:style style:name="P16" style:family="paragraph">
      <loext:graphic-properties draw:fill-color="#999999"/>
      <style:paragraph-properties fo:text-align="center"/>
    </style:style>
    <style:style style:name="P17" style:family="paragraph">
      <loext:graphic-properties draw:fill-color="#83caff"/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/>
    </style:style>
    <style:style style:name="P21" style:family="paragraph">
      <loext:graphic-properties draw:fill-color="#ff3333"/>
      <style:paragraph-properties fo:text-align="center"/>
    </style:style>
    <style:style style:name="P22" style:family="paragraph">
      <loext:graphic-properties draw:fill-color="#ff9999"/>
      <style:paragraph-properties fo:text-align="center"/>
    </style:style>
    <style:style style:name="P23" style:family="paragraph">
      <loext:graphic-properties draw:fill="none"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name-complex="Arial1" style:font-size-complex="45pt" style:font-style-complex="normal" style:font-weight-complex="bold"/>
    </style:style>
    <style:style style:name="T3" style:family="text">
      <style:text-properties fo:font-variant="normal" fo:text-transform="none" fo:color="#8fc230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font-variant="normal" fo:text-transform="none" fo:color="#8fc230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name-complex="Arial1" style:font-size-complex="4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ubtitle 2" presentation:style-name="pr1" draw:text-style-name="P2" draw:layer="layout" svg:width="19.684cm" svg:height="2.928cm" svg:x="4.411cm" svg:y="7.154cm" presentation:class="subtitle" presentation:user-transformed="true">
          <draw:text-box>
            <text:p text:style-name="P1"><text:span text:style-name="T1">IBM Research</text:span></text:p>
          </draw:text-box>
        </draw:frame>
        <draw:custom-shape draw:name="Title 1" draw:style-name="gr1" draw:text-style-name="P4" draw:layer="layout" svg:width="20.304cm" svg:height="5.728cm" svg:x="4.411cm" svg:y="3.832cm">
          <text:p text:style-name="P3"><text:span text:style-name="T2">Serverless Machine Learning on Modern Hardware</text:span></text:p>
          <text:p text:style-name="P3"><text:span text:style-name="T2"/></text:p>
          <text:p text:style-name="P3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" draw:text-style-name="P5" draw:layer="layout" svg:width="18.803cm" svg:height="1.098cm" svg:x="4.411cm" svg:y="12.326cm">
          <text:p text:style-name="P3"><text:span text:style-name="T3">#Res6S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Footer Placeholder 4" presentation:style-name="pr4" draw:text-style-name="P9" draw:layer="layout" svg:width="22.859cm" svg:height="9.428cm" svg:x="1.27cm" svg:y="3.334cm" presentation:class="footer">
          <draw:text-box>
            <text:p text:style-name="P8"><text:span text:style-name="T4">put your #assignedhashtag here by setting the footer in view-header/footer</text:span></text:p>
          </draw:text-box>
        </draw:frame>
        <draw:frame presentation:style-name="pr5" draw:layer="layout" svg:width="22.859cm" svg:height="9.428cm" svg:x="1.27cm" svg:y="3.334cm" presentation:class="outline" presentation:user-transformed="true">
          <draw:text-box>
            <text:list text:style-name="L3">
              <text:list-item>
                <text:p>Increasingly popular execution model</text:p>
                <text:list>
                  <text:list-item>
                    <text:p>No need to setup/configure/manage a cluster</text:p>
                  </text:list-item>
                  <text:list-item>
                    <text:p>Automatic, dynamic and fine-grained scaling </text:p>
                  </text:list-item>
                  <text:list-item>
                    <text:p>Fine-grained billing (sub-second)</text:p>
                  </text:list-item>
                </text:list>
              </text:list-item>
              <text:list-item>
                <text:p>Many platforms and frameworks</text:p>
                <text:list>
                  <text:list-item>
                    <text:p>AWS Lambda, Google Cloud Functions, Azure Functions, OpenWhisk, PyWren, Databricks Serverless</text:p>
                    <text:p/>
                  </text:list-item>
                </text:list>
              </text:list-item>
            </text:list>
          </draw:text-box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Serverless Computing</text:span></text:p>
          </draw:text-box>
        </draw:frame>
        <presentation:notes draw:style-name="dp4">
          <draw:page-thumbnail draw:name="Slide Image Placeholder 1" draw:style-name="gr3" draw:layer="layout" svg:width="15.239cm" svg:height="8.572cm" svg:x="1.905cm" svg:y="3.175cm" draw:page-number="2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3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Footer Placeholder 4" presentation:style-name="pr4" draw:text-style-name="P9" draw:layer="layout" svg:width="22.859cm" svg:height="9.428cm" svg:x="1.27cm" svg:y="3.334cm" presentation:class="footer">
          <draw:text-box>
            <text:p text:style-name="P8"><text:span text:style-name="T4">put your #assignedhashtag here by setting the footer in view-header/footer</text:span></text:p>
          </draw:text-box>
        </draw:frame>
        <draw:frame presentation:style-name="pr5" draw:layer="layout" svg:width="22.859cm" svg:height="9.428cm" svg:x="1.27cm" svg:y="3.334cm" presentation:class="outline" presentation:user-transformed="true">
          <draw:text-box>
            <text:list text:style-name="L3">
              <text:list-item>
                <text:p>May have to dynamically spin up containers per function call</text:p>
                <text:list>
                  <text:list-item>
                    <text:p>Takes several 200-300 milliseconds for a “cold” container </text:p>
                  </text:list-item>
                </text:list>
              </text:list-item>
              <text:list-item>
                <text:p>Input data needs to be fetched from remote storage (e.g., S3 object store)</text:p>
                <text:list>
                  <text:list-item>
                    <text:p>As opposed to compute-local storage, e.g., HDFS</text:p>
                  </text:list-item>
                </text:list>
              </text:list-item>
              <text:list-item>
                <text:p>Intermediate needs to be temporarily stored on remote storage (e.g. S3, Redis)</text:p>
                <text:list>
                  <text:list-item>
                    <text:p>Becomes problematic as workloads get more complex</text:p>
                  </text:list-item>
                  <text:list-item>
                    <text:p>Affects operations like shuffle, broadcast, etc., </text:p>
                  </text:list-item>
                </text:list>
              </text:list-item>
            </text:list>
          </draw:text-box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Challenge: Performance</text:span></text:p>
          </draw:text-box>
        </draw:frame>
        <presentation:notes draw:style-name="dp4">
          <draw:page-thumbnail draw:name="Slide Image Placeholder 1" draw:style-name="gr3" draw:layer="layout" svg:width="15.239cm" svg:height="8.572cm" svg:x="1.905cm" svg:y="3.175cm" draw:page-number="3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4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Example: MapReduce (Cluster)</text:span></text:p>
          </draw:text-box>
        </draw:frame>
        <draw:custom-shape draw:style-name="gr4" draw:text-style-name="P14" draw:layer="layout" svg:width="1.016cm" svg:height="0.508cm" svg:x="10.16cm" svg:y="9.33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0.16cm" svg:y="10.13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1.43cm" svg:y="4.9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1.43cm" svg:y="5.7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1.43cm" svg:y="6.5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1.43cm" svg:y="9.33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1.43cm" svg:y="10.13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2.7cm" svg:y="4.9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2.7cm" svg:y="5.7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2.7cm" svg:y="6.5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2.7cm" svg:y="9.33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2.7cm" svg:y="10.13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3.97cm" svg:y="4.9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3.97cm" svg:y="5.7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3.97cm" svg:y="6.5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3.97cm" svg:y="9.33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3.97cm" svg:y="10.139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5" draw:text-style-name="P15" draw:layer="layout" svg:width="1.016cm" svg:height="1.016cm" svg:x="10.16cm" svg:y="11.0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6" draw:layer="layout" svg:width="0.508cm" svg:height="0.508cm" svg:x="10.414cm" svg:y="11.51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7" draw:layer="layout" svg:width="0.508cm" svg:height="0.508cm" svg:x="10.414cm" svg:y="11.01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15" draw:layer="layout" svg:width="1.016cm" svg:height="1.016cm" svg:x="11.43cm" svg:y="11.0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6" draw:layer="layout" svg:width="0.508cm" svg:height="0.508cm" svg:x="11.684cm" svg:y="11.51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7" draw:layer="layout" svg:width="0.508cm" svg:height="0.508cm" svg:x="11.684cm" svg:y="11.01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15" draw:layer="layout" svg:width="1.016cm" svg:height="1.016cm" svg:x="12.7cm" svg:y="11.0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6" draw:layer="layout" svg:width="0.508cm" svg:height="0.508cm" svg:x="12.954cm" svg:y="11.51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7" draw:layer="layout" svg:width="0.508cm" svg:height="0.508cm" svg:x="12.954cm" svg:y="11.01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15" draw:layer="layout" svg:width="1.016cm" svg:height="1.016cm" svg:x="13.97cm" svg:y="11.0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6" draw:layer="layout" svg:width="0.508cm" svg:height="0.508cm" svg:x="14.224cm" svg:y="11.51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7" draw:layer="layout" svg:width="0.508cm" svg:height="0.508cm" svg:x="14.224cm" svg:y="11.011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8" draw:text-style-name="P18" draw:layer="layout" svg:width="0.254cm" svg:height="2.032cm" svg:x="9.652cm" svg:y="4.96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18" draw:layer="layout" svg:width="0.254cm" svg:height="1.27cm" svg:x="9.652cm" svg:y="9.38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20" draw:layer="layout" svg:width="2.232cm" svg:height="1.673cm" svg:x="7.366cm" svg:y="5.123cm">
          <draw:text-box>
            <text:p text:style-name="P19"><text:span text:style-name="T7">Map Stage</text:span></text:p>
          </draw:text-box>
        </draw:frame>
        <draw:frame draw:style-name="gr11" draw:text-style-name="P20" draw:layer="layout" svg:width="2.994cm" svg:height="1.927cm" svg:x="6.604cm" svg:y="9.23cm">
          <draw:text-box>
            <text:p text:style-name="P19"><text:span text:style-name="T7">Reduce Stage</text:span></text:p>
          </draw:text-box>
        </draw:frame>
        <draw:g>
          <draw:line draw:style-name="gr12" draw:text-style-name="P18" draw:layer="layout" svg:x1="10.668cm" svg:y1="8.347cm" svg:x2="10.668cm" svg:y2="9.339cm">
            <text:p/>
          </draw:line>
          <draw:line draw:style-name="gr12" draw:text-style-name="P18" draw:layer="layout" svg:x1="10.668cm" svg:y1="8.347cm" svg:x2="11.938cm" svg:y2="9.339cm">
            <text:p/>
          </draw:line>
          <draw:line draw:style-name="gr12" draw:text-style-name="P18" draw:layer="layout" svg:x1="10.668cm" svg:y1="8.347cm" svg:x2="13.196cm" svg:y2="9.339cm">
            <text:p/>
          </draw:line>
          <draw:line draw:style-name="gr12" draw:text-style-name="P18" draw:layer="layout" svg:x1="10.668cm" svg:y1="8.347cm" svg:x2="14.72cm" svg:y2="9.339cm">
            <text:p/>
          </draw:line>
          <draw:line draw:style-name="gr12" draw:text-style-name="P18" draw:layer="layout" svg:x1="11.938cm" svg:y1="8.347cm" svg:x2="10.668cm" svg:y2="9.339cm">
            <text:p/>
          </draw:line>
          <draw:line draw:style-name="gr12" draw:text-style-name="P18" draw:layer="layout" svg:x1="11.938cm" svg:y1="8.347cm" svg:x2="11.938cm" svg:y2="9.339cm">
            <text:p/>
          </draw:line>
          <draw:line draw:style-name="gr12" draw:text-style-name="P18" draw:layer="layout" svg:x1="11.938cm" svg:y1="8.347cm" svg:x2="13.196cm" svg:y2="9.339cm">
            <text:p/>
          </draw:line>
          <draw:line draw:style-name="gr12" draw:text-style-name="P18" draw:layer="layout" svg:x1="11.938cm" svg:y1="8.347cm" svg:x2="14.72cm" svg:y2="9.339cm">
            <text:p/>
          </draw:line>
          <draw:line draw:style-name="gr12" draw:text-style-name="P18" draw:layer="layout" svg:x1="13.196cm" svg:y1="8.347cm" svg:x2="11.938cm" svg:y2="9.339cm">
            <text:p/>
          </draw:line>
          <draw:line draw:style-name="gr12" draw:text-style-name="P18" draw:layer="layout" svg:x1="13.196cm" svg:y1="8.347cm" svg:x2="13.196cm" svg:y2="9.339cm">
            <text:p/>
          </draw:line>
          <draw:line draw:style-name="gr12" draw:text-style-name="P18" draw:layer="layout" svg:x1="13.196cm" svg:y1="8.347cm" svg:x2="14.72cm" svg:y2="9.339cm">
            <text:p/>
          </draw:line>
          <draw:line draw:style-name="gr12" draw:text-style-name="P18" draw:layer="layout" svg:x1="14.466cm" svg:y1="8.347cm" svg:x2="10.668cm" svg:y2="9.339cm">
            <text:p/>
          </draw:line>
          <draw:line draw:style-name="gr12" draw:text-style-name="P18" draw:layer="layout" svg:x1="14.466cm" svg:y1="8.347cm" svg:x2="11.938cm" svg:y2="9.339cm">
            <text:p/>
          </draw:line>
          <draw:line draw:style-name="gr12" draw:text-style-name="P18" draw:layer="layout" svg:x1="14.466cm" svg:y1="8.347cm" svg:x2="13.196cm" svg:y2="9.339cm">
            <text:p/>
          </draw:line>
          <draw:line draw:style-name="gr12" draw:text-style-name="P18" draw:layer="layout" svg:x1="14.466cm" svg:y1="8.347cm" svg:x2="14.72cm" svg:y2="9.339cm">
            <text:p/>
          </draw:line>
        </draw:g>
        <draw:g>
          <draw:g>
            <draw:custom-shape draw:style-name="gr5" draw:text-style-name="P15" draw:layer="layout" svg:width="1.016cm" svg:height="1.016cm" svg:x="10.148cm" svg:y="3.5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6" draw:layer="layout" svg:width="0.508cm" svg:height="0.508cm" svg:x="10.402cm" svg:y="4.05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7" draw:layer="layout" svg:width="0.508cm" svg:height="0.508cm" svg:x="10.402cm" svg:y="3.5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15" draw:layer="layout" svg:width="1.016cm" svg:height="1.016cm" svg:x="11.418cm" svg:y="3.5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6" draw:layer="layout" svg:width="0.508cm" svg:height="0.508cm" svg:x="11.672cm" svg:y="4.05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7" draw:layer="layout" svg:width="0.508cm" svg:height="0.508cm" svg:x="11.672cm" svg:y="3.5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15" draw:layer="layout" svg:width="1.016cm" svg:height="1.016cm" svg:x="12.688cm" svg:y="3.5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6" draw:layer="layout" svg:width="0.508cm" svg:height="0.508cm" svg:x="12.942cm" svg:y="4.05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7" draw:layer="layout" svg:width="0.508cm" svg:height="0.508cm" svg:x="12.942cm" svg:y="3.5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15" draw:layer="layout" svg:width="1.016cm" svg:height="1.016cm" svg:x="13.958cm" svg:y="3.5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6" draw:layer="layout" svg:width="0.508cm" svg:height="0.508cm" svg:x="14.212cm" svg:y="4.05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7" draw:layer="layout" svg:width="0.508cm" svg:height="0.508cm" svg:x="14.212cm" svg:y="3.54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5" draw:text-style-name="P15" draw:layer="layout" svg:width="1.016cm" svg:height="1.016cm" svg:x="10.16cm" svg:y="7.3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6" draw:layer="layout" svg:width="0.508cm" svg:height="0.508cm" svg:x="10.414cm" svg:y="7.89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7" draw:layer="layout" svg:width="0.508cm" svg:height="0.508cm" svg:x="10.414cm" svg:y="7.38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15" draw:layer="layout" svg:width="1.016cm" svg:height="1.016cm" svg:x="11.43cm" svg:y="7.3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6" draw:layer="layout" svg:width="0.508cm" svg:height="0.508cm" svg:x="11.684cm" svg:y="7.89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7" draw:layer="layout" svg:width="0.508cm" svg:height="0.508cm" svg:x="11.684cm" svg:y="7.38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15" draw:layer="layout" svg:width="1.016cm" svg:height="1.016cm" svg:x="12.7cm" svg:y="7.3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6" draw:layer="layout" svg:width="0.508cm" svg:height="0.508cm" svg:x="12.954cm" svg:y="7.89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7" draw:layer="layout" svg:width="0.508cm" svg:height="0.508cm" svg:x="12.954cm" svg:y="7.38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15" draw:layer="layout" svg:width="1.016cm" svg:height="1.016cm" svg:x="13.97cm" svg:y="7.3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6" draw:layer="layout" svg:width="0.508cm" svg:height="0.508cm" svg:x="14.224cm" svg:y="7.89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7" draw:layer="layout" svg:width="0.508cm" svg:height="0.508cm" svg:x="14.224cm" svg:y="7.38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4" draw:text-style-name="P14" draw:layer="layout" svg:width="1.016cm" svg:height="0.508cm" svg:x="10.248cm" svg:y="4.9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0.248cm" svg:y="5.7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0.248cm" svg:y="6.56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0.508cm" svg:height="0.408cm" svg:x="10.087cm" svg:y="4.561cm">
          <text:p/>
          <draw:enhanced-geometry svg:viewBox="0 0 21600 21600" draw:text-areas="?f0 0 ?f2 ?f5" draw:type="down-arrow" draw:modifiers="11460.1466992665 6917.0923379174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21" draw:layer="layout" svg:width="0.508cm" svg:height="1.207cm" svg:x="10.224cm" svg:y="4.562cm">
          <text:p/>
          <draw:enhanced-geometry svg:viewBox="0 0 21600 21600" draw:text-areas="?f0 0 ?f2 ?f5" draw:type="down-arrow" draw:modifiers="18309.9337748344 7383.8899803536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21" draw:layer="layout" svg:width="0.508cm" svg:height="2.007cm" svg:x="10.374cm" svg:y="4.562cm">
          <text:p/>
          <draw:enhanced-geometry svg:viewBox="0 0 21600 21600" draw:text-areas="?f0 0 ?f2 ?f5" draw:type="down-arrow" draw:modifiers="19265.7370517928 7723.3791748526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16" draw:text-style-name="P22" draw:layer="layout" svg:width="0.478cm" svg:height="1.908cm" svg:x="10.526cm" svg:y="5.477cm">
            <text:p/>
            <draw:enhanced-geometry svg:viewBox="0 0 21600 21600" draw:text-areas="?f0 0 ?f2 ?f5" draw:type="down-arrow" draw:modifiers="19265.7370517928 7723.379174852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7" draw:text-style-name="P22" draw:layer="layout" svg:width="0.508cm" svg:height="1.108cm" svg:x="10.661cm" svg:y="6.277cm">
            <text:p/>
            <draw:enhanced-geometry svg:viewBox="0 0 21600 21600" draw:text-areas="?f0 0 ?f2 ?f5" draw:type="down-arrow" draw:modifiers="17451.3976555455 7256.58153241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8" draw:text-style-name="P22" draw:layer="layout" svg:width="0.424cm" svg:height="0.292cm" svg:x="10.861cm" svg:y="7.077cm">
            <text:p/>
            <draw:enhanced-geometry svg:viewBox="0 0 21600 21600" draw:text-areas="?f0 0 ?f2 ?f5" draw:type="down-arrow" draw:modifiers="8035.49488054608 6962.82352941177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4" draw:text-style-name="P14" draw:layer="layout" svg:width="1.016cm" svg:height="0.508cm" svg:x="11.485cm" svg:y="4.9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4" draw:layer="layout" svg:width="1.016cm" svg:height="0.508cm" svg:x="11.485cm" svg:y="5.7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4" draw:layer="layout" svg:width="1.016cm" svg:height="0.508cm" svg:x="11.485cm" svg:y="6.5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1" draw:layer="layout" svg:width="0.508cm" svg:height="0.408cm" svg:x="11.324cm" svg:y="4.562cm">
            <text:p/>
            <draw:enhanced-geometry svg:viewBox="0 0 21600 21600" draw:text-areas="?f0 0 ?f2 ?f5" draw:type="down-arrow" draw:modifiers="11460.1466992665 6917.09233791748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4" draw:text-style-name="P21" draw:layer="layout" svg:width="0.508cm" svg:height="1.207cm" svg:x="11.461cm" svg:y="4.563cm">
            <text:p/>
            <draw:enhanced-geometry svg:viewBox="0 0 21600 21600" draw:text-areas="?f0 0 ?f2 ?f5" draw:type="down-arrow" draw:modifiers="18309.9337748344 7383.8899803536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5" draw:text-style-name="P21" draw:layer="layout" svg:width="0.508cm" svg:height="2.007cm" svg:x="11.611cm" svg:y="4.563cm">
            <text:p/>
            <draw:enhanced-geometry svg:viewBox="0 0 21600 21600" draw:text-areas="?f0 0 ?f2 ?f5" draw:type="down-arrow" draw:modifiers="19265.7370517928 7723.379174852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6" draw:text-style-name="P22" draw:layer="layout" svg:width="0.478cm" svg:height="1.908cm" svg:x="11.763cm" svg:y="5.478cm">
            <text:p/>
            <draw:enhanced-geometry svg:viewBox="0 0 21600 21600" draw:text-areas="?f0 0 ?f2 ?f5" draw:type="down-arrow" draw:modifiers="19265.7370517928 7723.379174852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7" draw:text-style-name="P22" draw:layer="layout" svg:width="0.508cm" svg:height="1.108cm" svg:x="11.898cm" svg:y="6.278cm">
            <text:p/>
            <draw:enhanced-geometry svg:viewBox="0 0 21600 21600" draw:text-areas="?f0 0 ?f2 ?f5" draw:type="down-arrow" draw:modifiers="17451.3976555455 7256.58153241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8" draw:text-style-name="P22" draw:layer="layout" svg:width="0.424cm" svg:height="0.292cm" svg:x="12.098cm" svg:y="7.078cm">
            <text:p/>
            <draw:enhanced-geometry svg:viewBox="0 0 21600 21600" draw:text-areas="?f0 0 ?f2 ?f5" draw:type="down-arrow" draw:modifiers="8035.49488054608 6962.82352941177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4" draw:text-style-name="P14" draw:layer="layout" svg:width="1.016cm" svg:height="0.508cm" svg:x="12.79cm" svg:y="4.97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4" draw:layer="layout" svg:width="1.016cm" svg:height="0.508cm" svg:x="12.79cm" svg:y="5.77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4" draw:layer="layout" svg:width="1.016cm" svg:height="0.508cm" svg:x="12.79cm" svg:y="6.57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1" draw:layer="layout" svg:width="0.508cm" svg:height="0.408cm" svg:x="12.629cm" svg:y="4.563cm">
            <text:p/>
            <draw:enhanced-geometry svg:viewBox="0 0 21600 21600" draw:text-areas="?f0 0 ?f2 ?f5" draw:type="down-arrow" draw:modifiers="11460.1466992665 6917.09233791748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4" draw:text-style-name="P21" draw:layer="layout" svg:width="0.508cm" svg:height="1.207cm" svg:x="12.766cm" svg:y="4.564cm">
            <text:p/>
            <draw:enhanced-geometry svg:viewBox="0 0 21600 21600" draw:text-areas="?f0 0 ?f2 ?f5" draw:type="down-arrow" draw:modifiers="18309.9337748344 7383.8899803536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5" draw:text-style-name="P21" draw:layer="layout" svg:width="0.508cm" svg:height="2.007cm" svg:x="12.916cm" svg:y="4.564cm">
            <text:p/>
            <draw:enhanced-geometry svg:viewBox="0 0 21600 21600" draw:text-areas="?f0 0 ?f2 ?f5" draw:type="down-arrow" draw:modifiers="19265.7370517928 7723.379174852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6" draw:text-style-name="P22" draw:layer="layout" svg:width="0.478cm" svg:height="1.908cm" svg:x="13.068cm" svg:y="5.479cm">
            <text:p/>
            <draw:enhanced-geometry svg:viewBox="0 0 21600 21600" draw:text-areas="?f0 0 ?f2 ?f5" draw:type="down-arrow" draw:modifiers="19265.7370517928 7723.379174852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7" draw:text-style-name="P22" draw:layer="layout" svg:width="0.508cm" svg:height="1.108cm" svg:x="13.203cm" svg:y="6.279cm">
            <text:p/>
            <draw:enhanced-geometry svg:viewBox="0 0 21600 21600" draw:text-areas="?f0 0 ?f2 ?f5" draw:type="down-arrow" draw:modifiers="17451.3976555455 7256.58153241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8" draw:text-style-name="P22" draw:layer="layout" svg:width="0.424cm" svg:height="0.292cm" svg:x="13.403cm" svg:y="7.079cm">
            <text:p/>
            <draw:enhanced-geometry svg:viewBox="0 0 21600 21600" draw:text-areas="?f0 0 ?f2 ?f5" draw:type="down-arrow" draw:modifiers="8035.49488054608 6962.82352941177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4" draw:text-style-name="P14" draw:layer="layout" svg:width="1.016cm" svg:height="0.508cm" svg:x="14.065cm" svg:y="4.97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4" draw:layer="layout" svg:width="1.016cm" svg:height="0.508cm" svg:x="14.065cm" svg:y="5.77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4" draw:layer="layout" svg:width="1.016cm" svg:height="0.508cm" svg:x="14.065cm" svg:y="6.57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1" draw:layer="layout" svg:width="0.508cm" svg:height="0.408cm" svg:x="13.904cm" svg:y="4.564cm">
            <text:p/>
            <draw:enhanced-geometry svg:viewBox="0 0 21600 21600" draw:text-areas="?f0 0 ?f2 ?f5" draw:type="down-arrow" draw:modifiers="11460.1466992665 6917.09233791748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4" draw:text-style-name="P21" draw:layer="layout" svg:width="0.508cm" svg:height="1.207cm" svg:x="14.041cm" svg:y="4.565cm">
            <text:p/>
            <draw:enhanced-geometry svg:viewBox="0 0 21600 21600" draw:text-areas="?f0 0 ?f2 ?f5" draw:type="down-arrow" draw:modifiers="18309.9337748344 7383.8899803536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5" draw:text-style-name="P21" draw:layer="layout" svg:width="0.508cm" svg:height="2.007cm" svg:x="14.191cm" svg:y="4.565cm">
            <text:p/>
            <draw:enhanced-geometry svg:viewBox="0 0 21600 21600" draw:text-areas="?f0 0 ?f2 ?f5" draw:type="down-arrow" draw:modifiers="19265.7370517928 7723.379174852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6" draw:text-style-name="P22" draw:layer="layout" svg:width="0.478cm" svg:height="1.908cm" svg:x="14.343cm" svg:y="5.48cm">
            <text:p/>
            <draw:enhanced-geometry svg:viewBox="0 0 21600 21600" draw:text-areas="?f0 0 ?f2 ?f5" draw:type="down-arrow" draw:modifiers="19265.7370517928 7723.379174852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7" draw:text-style-name="P22" draw:layer="layout" svg:width="0.508cm" svg:height="1.108cm" svg:x="14.478cm" svg:y="6.28cm">
            <text:p/>
            <draw:enhanced-geometry svg:viewBox="0 0 21600 21600" draw:text-areas="?f0 0 ?f2 ?f5" draw:type="down-arrow" draw:modifiers="17451.3976555455 7256.58153241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8" draw:text-style-name="P22" draw:layer="layout" svg:width="0.424cm" svg:height="0.292cm" svg:x="14.678cm" svg:y="7.08cm">
            <text:p/>
            <draw:enhanced-geometry svg:viewBox="0 0 21600 21600" draw:text-areas="?f0 0 ?f2 ?f5" draw:type="down-arrow" draw:modifiers="8035.49488054608 6962.82352941177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19" draw:text-style-name="P22" draw:layer="layout" svg:width="0.508cm" svg:height="1.164cm" svg:x="10.371cm" svg:y="9.847cm">
            <text:p/>
            <draw:enhanced-geometry svg:viewBox="0 0 21600 21600" draw:text-areas="?f0 0 ?f2 ?f5" draw:type="down-arrow" draw:modifiers="17451.3976555455 7256.58153241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22" draw:layer="layout" svg:width="0.424cm" svg:height="0.348cm" svg:x="10.571cm" svg:y="10.647cm">
            <text:p/>
            <draw:enhanced-geometry svg:viewBox="0 0 21600 21600" draw:text-areas="?f0 0 ?f2 ?f5" draw:type="down-arrow" draw:modifiers="8035.49488054608 6962.82352941177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19" draw:text-style-name="P22" draw:layer="layout" svg:width="0.508cm" svg:height="1.164cm" svg:x="11.633cm" svg:y="9.848cm">
            <text:p/>
            <draw:enhanced-geometry svg:viewBox="0 0 21600 21600" draw:text-areas="?f0 0 ?f2 ?f5" draw:type="down-arrow" draw:modifiers="17451.3976555455 7256.58153241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22" draw:layer="layout" svg:width="0.424cm" svg:height="0.348cm" svg:x="11.833cm" svg:y="10.648cm">
            <text:p/>
            <draw:enhanced-geometry svg:viewBox="0 0 21600 21600" draw:text-areas="?f0 0 ?f2 ?f5" draw:type="down-arrow" draw:modifiers="8035.49488054608 6962.82352941177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19" draw:text-style-name="P22" draw:layer="layout" svg:width="0.508cm" svg:height="1.164cm" svg:x="12.86cm" svg:y="9.849cm">
            <text:p/>
            <draw:enhanced-geometry svg:viewBox="0 0 21600 21600" draw:text-areas="?f0 0 ?f2 ?f5" draw:type="down-arrow" draw:modifiers="17451.3976555455 7256.58153241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22" draw:layer="layout" svg:width="0.424cm" svg:height="0.348cm" svg:x="13.06cm" svg:y="10.649cm">
            <text:p/>
            <draw:enhanced-geometry svg:viewBox="0 0 21600 21600" draw:text-areas="?f0 0 ?f2 ?f5" draw:type="down-arrow" draw:modifiers="8035.49488054608 6962.82352941177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19" draw:text-style-name="P22" draw:layer="layout" svg:width="0.508cm" svg:height="1.164cm" svg:x="14.161cm" svg:y="9.85cm">
            <text:p/>
            <draw:enhanced-geometry svg:viewBox="0 0 21600 21600" draw:text-areas="?f0 0 ?f2 ?f5" draw:type="down-arrow" draw:modifiers="17451.3976555455 7256.58153241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22" draw:layer="layout" svg:width="0.424cm" svg:height="0.348cm" svg:x="14.361cm" svg:y="10.65cm">
            <text:p/>
            <draw:enhanced-geometry svg:viewBox="0 0 21600 21600" draw:text-areas="?f0 0 ?f2 ?f5" draw:type="down-arrow" draw:modifiers="8035.49488054608 6962.82352941177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21" draw:text-style-name="P20" draw:layer="layout" svg:width="2.994cm" svg:height="1.427cm" svg:x="6.612cm" svg:y="10.811cm">
          <draw:text-box>
            <text:p text:style-name="P19"><text:span text:style-name="T7">Server machines</text:span></text:p>
          </draw:text-box>
        </draw:frame>
        <presentation:notes draw:style-name="dp4">
          <draw:page-thumbnail draw:name="Slide Image Placeholder 1" draw:style-name="gr3" draw:layer="layout" svg:width="15.239cm" svg:height="8.572cm" svg:x="1.905cm" svg:y="3.175cm" draw:page-number="4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5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E</text:span><text:span text:style-name="T5">x</text:span><text:span text:style-name="T5">a</text:span><text:span text:style-name="T5">m</text:span><text:span text:style-name="T5">p</text:span><text:span text:style-name="T5">l</text:span><text:span text:style-name="T5">e</text:span><text:span text:style-name="T5">:</text:span><text:span text:style-name="T5"> </text:span><text:span text:style-name="T5">M</text:span><text:span text:style-name="T5">a</text:span><text:span text:style-name="T5">p</text:span><text:span text:style-name="T5">R</text:span><text:span text:style-name="T5">e</text:span><text:span text:style-name="T5">d</text:span><text:span text:style-name="T5">u</text:span><text:span text:style-name="T5">c</text:span><text:span text:style-name="T5">e</text:span><text:span text:style-name="T5"> </text:span><text:span text:style-name="T5">(</text:span><text:span text:style-name="T5">C</text:span><text:span text:style-name="T5">l</text:span><text:span text:style-name="T5">u</text:span><text:span text:style-name="T5">s</text:span><text:span text:style-name="T5">t</text:span><text:span text:style-name="T5">e</text:span><text:span text:style-name="T5">r</text:span><text:span text:style-name="T5">)</text:span></text:p>
          </draw:text-box>
        </draw:frame>
        <draw:custom-shape draw:style-name="gr4" draw:text-style-name="P14" draw:layer="layout" svg:width="1.016cm" svg:height="0.508cm" svg:x="10.16cm" svg:y="9.33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0.16cm" svg:y="10.13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1.43cm" svg:y="4.9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1.43cm" svg:y="5.7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1.43cm" svg:y="6.5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1.43cm" svg:y="9.33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1.43cm" svg:y="10.13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2.7cm" svg:y="4.9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2.7cm" svg:y="5.7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2.7cm" svg:y="6.5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2.7cm" svg:y="9.33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2.7cm" svg:y="10.13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3.97cm" svg:y="4.9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3.97cm" svg:y="5.7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3.97cm" svg:y="6.5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3.97cm" svg:y="9.33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3.97cm" svg:y="10.139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5" draw:text-style-name="P15" draw:layer="layout" svg:width="1.016cm" svg:height="1.016cm" svg:x="10.16cm" svg:y="11.0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6" draw:layer="layout" svg:width="0.508cm" svg:height="0.508cm" svg:x="10.414cm" svg:y="11.51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7" draw:layer="layout" svg:width="0.508cm" svg:height="0.508cm" svg:x="10.414cm" svg:y="11.01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15" draw:layer="layout" svg:width="1.016cm" svg:height="1.016cm" svg:x="11.43cm" svg:y="11.0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6" draw:layer="layout" svg:width="0.508cm" svg:height="0.508cm" svg:x="11.684cm" svg:y="11.51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7" draw:layer="layout" svg:width="0.508cm" svg:height="0.508cm" svg:x="11.684cm" svg:y="11.01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15" draw:layer="layout" svg:width="1.016cm" svg:height="1.016cm" svg:x="12.7cm" svg:y="11.0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6" draw:layer="layout" svg:width="0.508cm" svg:height="0.508cm" svg:x="12.954cm" svg:y="11.51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7" draw:layer="layout" svg:width="0.508cm" svg:height="0.508cm" svg:x="12.954cm" svg:y="11.01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15" draw:layer="layout" svg:width="1.016cm" svg:height="1.016cm" svg:x="13.97cm" svg:y="11.0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6" draw:layer="layout" svg:width="0.508cm" svg:height="0.508cm" svg:x="14.224cm" svg:y="11.51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7" draw:layer="layout" svg:width="0.508cm" svg:height="0.508cm" svg:x="14.224cm" svg:y="11.011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8" draw:text-style-name="P18" draw:layer="layout" svg:width="0.254cm" svg:height="2.032cm" svg:x="9.652cm" svg:y="4.96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18" draw:layer="layout" svg:width="0.254cm" svg:height="1.27cm" svg:x="9.652cm" svg:y="9.38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20" draw:layer="layout" svg:width="2.232cm" svg:height="1.673cm" svg:x="7.366cm" svg:y="5.123cm">
          <draw:text-box>
            <text:p text:style-name="P19"><text:span text:style-name="T7">M</text:span><text:span text:style-name="T7">a</text:span><text:span text:style-name="T7">p </text:span><text:span text:style-name="T7">S</text:span><text:span text:style-name="T7">t</text:span><text:span text:style-name="T7">a</text:span><text:span text:style-name="T7">g</text:span><text:span text:style-name="T7">e</text:span></text:p>
          </draw:text-box>
        </draw:frame>
        <draw:frame draw:style-name="gr11" draw:text-style-name="P20" draw:layer="layout" svg:width="2.994cm" svg:height="1.927cm" svg:x="6.604cm" svg:y="9.23cm">
          <draw:text-box>
            <text:p text:style-name="P19"><text:span text:style-name="T7">R</text:span><text:span text:style-name="T7">e</text:span><text:span text:style-name="T7">d</text:span><text:span text:style-name="T7">u</text:span><text:span text:style-name="T7">c</text:span><text:span text:style-name="T7">e </text:span><text:span text:style-name="T7">S</text:span><text:span text:style-name="T7">t</text:span><text:span text:style-name="T7">a</text:span><text:span text:style-name="T7">g</text:span><text:span text:style-name="T7">e</text:span></text:p>
          </draw:text-box>
        </draw:frame>
        <draw:g>
          <draw:line draw:style-name="gr12" draw:text-style-name="P18" draw:layer="layout" svg:x1="10.668cm" svg:y1="8.347cm" svg:x2="10.668cm" svg:y2="9.339cm">
            <text:p/>
          </draw:line>
          <draw:line draw:style-name="gr12" draw:text-style-name="P18" draw:layer="layout" svg:x1="10.668cm" svg:y1="8.347cm" svg:x2="11.938cm" svg:y2="9.339cm">
            <text:p/>
          </draw:line>
          <draw:line draw:style-name="gr12" draw:text-style-name="P18" draw:layer="layout" svg:x1="10.668cm" svg:y1="8.347cm" svg:x2="13.196cm" svg:y2="9.339cm">
            <text:p/>
          </draw:line>
          <draw:line draw:style-name="gr12" draw:text-style-name="P18" draw:layer="layout" svg:x1="10.668cm" svg:y1="8.347cm" svg:x2="14.72cm" svg:y2="9.339cm">
            <text:p/>
          </draw:line>
          <draw:line draw:style-name="gr12" draw:text-style-name="P18" draw:layer="layout" svg:x1="11.938cm" svg:y1="8.347cm" svg:x2="10.668cm" svg:y2="9.339cm">
            <text:p/>
          </draw:line>
          <draw:line draw:style-name="gr12" draw:text-style-name="P18" draw:layer="layout" svg:x1="11.938cm" svg:y1="8.347cm" svg:x2="11.938cm" svg:y2="9.339cm">
            <text:p/>
          </draw:line>
          <draw:line draw:style-name="gr12" draw:text-style-name="P18" draw:layer="layout" svg:x1="11.938cm" svg:y1="8.347cm" svg:x2="13.196cm" svg:y2="9.339cm">
            <text:p/>
          </draw:line>
          <draw:line draw:style-name="gr12" draw:text-style-name="P18" draw:layer="layout" svg:x1="11.938cm" svg:y1="8.347cm" svg:x2="14.72cm" svg:y2="9.339cm">
            <text:p/>
          </draw:line>
          <draw:line draw:style-name="gr12" draw:text-style-name="P18" draw:layer="layout" svg:x1="13.196cm" svg:y1="8.347cm" svg:x2="11.938cm" svg:y2="9.339cm">
            <text:p/>
          </draw:line>
          <draw:line draw:style-name="gr12" draw:text-style-name="P18" draw:layer="layout" svg:x1="13.196cm" svg:y1="8.347cm" svg:x2="13.196cm" svg:y2="9.339cm">
            <text:p/>
          </draw:line>
          <draw:line draw:style-name="gr12" draw:text-style-name="P18" draw:layer="layout" svg:x1="13.196cm" svg:y1="8.347cm" svg:x2="14.72cm" svg:y2="9.339cm">
            <text:p/>
          </draw:line>
          <draw:line draw:style-name="gr12" draw:text-style-name="P18" draw:layer="layout" svg:x1="14.466cm" svg:y1="8.347cm" svg:x2="10.668cm" svg:y2="9.339cm">
            <text:p/>
          </draw:line>
          <draw:line draw:style-name="gr12" draw:text-style-name="P18" draw:layer="layout" svg:x1="14.466cm" svg:y1="8.347cm" svg:x2="11.938cm" svg:y2="9.339cm">
            <text:p/>
          </draw:line>
          <draw:line draw:style-name="gr12" draw:text-style-name="P18" draw:layer="layout" svg:x1="14.466cm" svg:y1="8.347cm" svg:x2="13.196cm" svg:y2="9.339cm">
            <text:p/>
          </draw:line>
          <draw:line draw:style-name="gr12" draw:text-style-name="P18" draw:layer="layout" svg:x1="14.466cm" svg:y1="8.347cm" svg:x2="14.72cm" svg:y2="9.339cm">
            <text:p/>
          </draw:line>
        </draw:g>
        <draw:g>
          <draw:g>
            <draw:custom-shape draw:style-name="gr5" draw:text-style-name="P15" draw:layer="layout" svg:width="1.016cm" svg:height="1.016cm" svg:x="10.148cm" svg:y="3.5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6" draw:layer="layout" svg:width="0.508cm" svg:height="0.508cm" svg:x="10.402cm" svg:y="4.05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7" draw:layer="layout" svg:width="0.508cm" svg:height="0.508cm" svg:x="10.402cm" svg:y="3.5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15" draw:layer="layout" svg:width="1.016cm" svg:height="1.016cm" svg:x="11.418cm" svg:y="3.5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6" draw:layer="layout" svg:width="0.508cm" svg:height="0.508cm" svg:x="11.672cm" svg:y="4.05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7" draw:layer="layout" svg:width="0.508cm" svg:height="0.508cm" svg:x="11.672cm" svg:y="3.5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15" draw:layer="layout" svg:width="1.016cm" svg:height="1.016cm" svg:x="12.688cm" svg:y="3.5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6" draw:layer="layout" svg:width="0.508cm" svg:height="0.508cm" svg:x="12.942cm" svg:y="4.05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7" draw:layer="layout" svg:width="0.508cm" svg:height="0.508cm" svg:x="12.942cm" svg:y="3.5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15" draw:layer="layout" svg:width="1.016cm" svg:height="1.016cm" svg:x="13.958cm" svg:y="3.5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6" draw:layer="layout" svg:width="0.508cm" svg:height="0.508cm" svg:x="14.212cm" svg:y="4.05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7" draw:layer="layout" svg:width="0.508cm" svg:height="0.508cm" svg:x="14.212cm" svg:y="3.54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5" draw:text-style-name="P15" draw:layer="layout" svg:width="1.016cm" svg:height="1.016cm" svg:x="10.16cm" svg:y="7.3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6" draw:layer="layout" svg:width="0.508cm" svg:height="0.508cm" svg:x="10.414cm" svg:y="7.89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7" draw:layer="layout" svg:width="0.508cm" svg:height="0.508cm" svg:x="10.414cm" svg:y="7.38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15" draw:layer="layout" svg:width="1.016cm" svg:height="1.016cm" svg:x="11.43cm" svg:y="7.3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6" draw:layer="layout" svg:width="0.508cm" svg:height="0.508cm" svg:x="11.684cm" svg:y="7.89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7" draw:layer="layout" svg:width="0.508cm" svg:height="0.508cm" svg:x="11.684cm" svg:y="7.38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15" draw:layer="layout" svg:width="1.016cm" svg:height="1.016cm" svg:x="12.7cm" svg:y="7.3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6" draw:layer="layout" svg:width="0.508cm" svg:height="0.508cm" svg:x="12.954cm" svg:y="7.89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7" draw:layer="layout" svg:width="0.508cm" svg:height="0.508cm" svg:x="12.954cm" svg:y="7.38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15" draw:layer="layout" svg:width="1.016cm" svg:height="1.016cm" svg:x="13.97cm" svg:y="7.3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6" draw:layer="layout" svg:width="0.508cm" svg:height="0.508cm" svg:x="14.224cm" svg:y="7.89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7" draw:layer="layout" svg:width="0.508cm" svg:height="0.508cm" svg:x="14.224cm" svg:y="7.38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4" draw:text-style-name="P14" draw:layer="layout" svg:width="1.016cm" svg:height="0.508cm" svg:x="10.248cm" svg:y="4.9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0.248cm" svg:y="5.7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0.248cm" svg:y="6.56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0.508cm" svg:height="0.408cm" svg:x="10.087cm" svg:y="4.561cm">
          <text:p/>
          <draw:enhanced-geometry svg:viewBox="0 0 21600 21600" draw:text-areas="?f0 0 ?f2 ?f5" draw:type="down-arrow" draw:modifiers="11460.1466992665 6917.0923379174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21" draw:layer="layout" svg:width="0.508cm" svg:height="1.207cm" svg:x="10.224cm" svg:y="4.562cm">
          <text:p/>
          <draw:enhanced-geometry svg:viewBox="0 0 21600 21600" draw:text-areas="?f0 0 ?f2 ?f5" draw:type="down-arrow" draw:modifiers="18309.9337748344 7383.8899803536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21" draw:layer="layout" svg:width="0.508cm" svg:height="2.007cm" svg:x="10.374cm" svg:y="4.562cm">
          <text:p/>
          <draw:enhanced-geometry svg:viewBox="0 0 21600 21600" draw:text-areas="?f0 0 ?f2 ?f5" draw:type="down-arrow" draw:modifiers="19265.7370517928 7723.3791748526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16" draw:text-style-name="P22" draw:layer="layout" svg:width="0.478cm" svg:height="1.908cm" svg:x="10.526cm" svg:y="5.477cm">
            <text:p/>
            <draw:enhanced-geometry svg:viewBox="0 0 21600 21600" draw:text-areas="?f0 0 ?f2 ?f5" draw:type="down-arrow" draw:modifiers="19265.7370517928 7723.379174852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7" draw:text-style-name="P22" draw:layer="layout" svg:width="0.508cm" svg:height="1.108cm" svg:x="10.661cm" svg:y="6.277cm">
            <text:p/>
            <draw:enhanced-geometry svg:viewBox="0 0 21600 21600" draw:text-areas="?f0 0 ?f2 ?f5" draw:type="down-arrow" draw:modifiers="17451.3976555455 7256.58153241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8" draw:text-style-name="P22" draw:layer="layout" svg:width="0.424cm" svg:height="0.292cm" svg:x="10.861cm" svg:y="7.077cm">
            <text:p/>
            <draw:enhanced-geometry svg:viewBox="0 0 21600 21600" draw:text-areas="?f0 0 ?f2 ?f5" draw:type="down-arrow" draw:modifiers="8035.49488054608 6962.82352941177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4" draw:text-style-name="P14" draw:layer="layout" svg:width="1.016cm" svg:height="0.508cm" svg:x="11.485cm" svg:y="4.9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4" draw:layer="layout" svg:width="1.016cm" svg:height="0.508cm" svg:x="11.485cm" svg:y="5.7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4" draw:layer="layout" svg:width="1.016cm" svg:height="0.508cm" svg:x="11.485cm" svg:y="6.5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1" draw:layer="layout" svg:width="0.508cm" svg:height="0.408cm" svg:x="11.324cm" svg:y="4.562cm">
            <text:p/>
            <draw:enhanced-geometry svg:viewBox="0 0 21600 21600" draw:text-areas="?f0 0 ?f2 ?f5" draw:type="down-arrow" draw:modifiers="11460.1466992665 6917.09233791748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4" draw:text-style-name="P21" draw:layer="layout" svg:width="0.508cm" svg:height="1.207cm" svg:x="11.461cm" svg:y="4.563cm">
            <text:p/>
            <draw:enhanced-geometry svg:viewBox="0 0 21600 21600" draw:text-areas="?f0 0 ?f2 ?f5" draw:type="down-arrow" draw:modifiers="18309.9337748344 7383.8899803536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5" draw:text-style-name="P21" draw:layer="layout" svg:width="0.508cm" svg:height="2.007cm" svg:x="11.611cm" svg:y="4.563cm">
            <text:p/>
            <draw:enhanced-geometry svg:viewBox="0 0 21600 21600" draw:text-areas="?f0 0 ?f2 ?f5" draw:type="down-arrow" draw:modifiers="19265.7370517928 7723.379174852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6" draw:text-style-name="P22" draw:layer="layout" svg:width="0.478cm" svg:height="1.908cm" svg:x="11.763cm" svg:y="5.478cm">
            <text:p/>
            <draw:enhanced-geometry svg:viewBox="0 0 21600 21600" draw:text-areas="?f0 0 ?f2 ?f5" draw:type="down-arrow" draw:modifiers="19265.7370517928 7723.379174852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7" draw:text-style-name="P22" draw:layer="layout" svg:width="0.508cm" svg:height="1.108cm" svg:x="11.898cm" svg:y="6.278cm">
            <text:p/>
            <draw:enhanced-geometry svg:viewBox="0 0 21600 21600" draw:text-areas="?f0 0 ?f2 ?f5" draw:type="down-arrow" draw:modifiers="17451.3976555455 7256.58153241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8" draw:text-style-name="P22" draw:layer="layout" svg:width="0.424cm" svg:height="0.292cm" svg:x="12.098cm" svg:y="7.078cm">
            <text:p/>
            <draw:enhanced-geometry svg:viewBox="0 0 21600 21600" draw:text-areas="?f0 0 ?f2 ?f5" draw:type="down-arrow" draw:modifiers="8035.49488054608 6962.82352941177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4" draw:text-style-name="P14" draw:layer="layout" svg:width="1.016cm" svg:height="0.508cm" svg:x="12.79cm" svg:y="4.97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4" draw:layer="layout" svg:width="1.016cm" svg:height="0.508cm" svg:x="12.79cm" svg:y="5.77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4" draw:layer="layout" svg:width="1.016cm" svg:height="0.508cm" svg:x="12.79cm" svg:y="6.57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1" draw:layer="layout" svg:width="0.508cm" svg:height="0.408cm" svg:x="12.629cm" svg:y="4.563cm">
            <text:p/>
            <draw:enhanced-geometry svg:viewBox="0 0 21600 21600" draw:text-areas="?f0 0 ?f2 ?f5" draw:type="down-arrow" draw:modifiers="11460.1466992665 6917.09233791748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4" draw:text-style-name="P21" draw:layer="layout" svg:width="0.508cm" svg:height="1.207cm" svg:x="12.766cm" svg:y="4.564cm">
            <text:p/>
            <draw:enhanced-geometry svg:viewBox="0 0 21600 21600" draw:text-areas="?f0 0 ?f2 ?f5" draw:type="down-arrow" draw:modifiers="18309.9337748344 7383.8899803536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5" draw:text-style-name="P21" draw:layer="layout" svg:width="0.508cm" svg:height="2.007cm" svg:x="12.916cm" svg:y="4.564cm">
            <text:p/>
            <draw:enhanced-geometry svg:viewBox="0 0 21600 21600" draw:text-areas="?f0 0 ?f2 ?f5" draw:type="down-arrow" draw:modifiers="19265.7370517928 7723.379174852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6" draw:text-style-name="P22" draw:layer="layout" svg:width="0.478cm" svg:height="1.908cm" svg:x="13.068cm" svg:y="5.479cm">
            <text:p/>
            <draw:enhanced-geometry svg:viewBox="0 0 21600 21600" draw:text-areas="?f0 0 ?f2 ?f5" draw:type="down-arrow" draw:modifiers="19265.7370517928 7723.379174852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7" draw:text-style-name="P22" draw:layer="layout" svg:width="0.508cm" svg:height="1.108cm" svg:x="13.203cm" svg:y="6.279cm">
            <text:p/>
            <draw:enhanced-geometry svg:viewBox="0 0 21600 21600" draw:text-areas="?f0 0 ?f2 ?f5" draw:type="down-arrow" draw:modifiers="17451.3976555455 7256.58153241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8" draw:text-style-name="P22" draw:layer="layout" svg:width="0.424cm" svg:height="0.292cm" svg:x="13.403cm" svg:y="7.079cm">
            <text:p/>
            <draw:enhanced-geometry svg:viewBox="0 0 21600 21600" draw:text-areas="?f0 0 ?f2 ?f5" draw:type="down-arrow" draw:modifiers="8035.49488054608 6962.82352941177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4" draw:text-style-name="P14" draw:layer="layout" svg:width="1.016cm" svg:height="0.508cm" svg:x="14.065cm" svg:y="4.97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4" draw:layer="layout" svg:width="1.016cm" svg:height="0.508cm" svg:x="14.065cm" svg:y="5.77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4" draw:layer="layout" svg:width="1.016cm" svg:height="0.508cm" svg:x="14.065cm" svg:y="6.57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1" draw:layer="layout" svg:width="0.508cm" svg:height="0.408cm" svg:x="13.904cm" svg:y="4.564cm">
            <text:p/>
            <draw:enhanced-geometry svg:viewBox="0 0 21600 21600" draw:text-areas="?f0 0 ?f2 ?f5" draw:type="down-arrow" draw:modifiers="11460.1466992665 6917.09233791748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4" draw:text-style-name="P21" draw:layer="layout" svg:width="0.508cm" svg:height="1.207cm" svg:x="14.041cm" svg:y="4.565cm">
            <text:p/>
            <draw:enhanced-geometry svg:viewBox="0 0 21600 21600" draw:text-areas="?f0 0 ?f2 ?f5" draw:type="down-arrow" draw:modifiers="18309.9337748344 7383.8899803536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5" draw:text-style-name="P21" draw:layer="layout" svg:width="0.508cm" svg:height="2.007cm" svg:x="14.191cm" svg:y="4.565cm">
            <text:p/>
            <draw:enhanced-geometry svg:viewBox="0 0 21600 21600" draw:text-areas="?f0 0 ?f2 ?f5" draw:type="down-arrow" draw:modifiers="19265.7370517928 7723.379174852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6" draw:text-style-name="P22" draw:layer="layout" svg:width="0.478cm" svg:height="1.908cm" svg:x="14.343cm" svg:y="5.48cm">
            <text:p/>
            <draw:enhanced-geometry svg:viewBox="0 0 21600 21600" draw:text-areas="?f0 0 ?f2 ?f5" draw:type="down-arrow" draw:modifiers="19265.7370517928 7723.379174852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7" draw:text-style-name="P22" draw:layer="layout" svg:width="0.508cm" svg:height="1.108cm" svg:x="14.478cm" svg:y="6.28cm">
            <text:p/>
            <draw:enhanced-geometry svg:viewBox="0 0 21600 21600" draw:text-areas="?f0 0 ?f2 ?f5" draw:type="down-arrow" draw:modifiers="17451.3976555455 7256.58153241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8" draw:text-style-name="P22" draw:layer="layout" svg:width="0.424cm" svg:height="0.292cm" svg:x="14.678cm" svg:y="7.08cm">
            <text:p/>
            <draw:enhanced-geometry svg:viewBox="0 0 21600 21600" draw:text-areas="?f0 0 ?f2 ?f5" draw:type="down-arrow" draw:modifiers="8035.49488054608 6962.82352941177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19" draw:text-style-name="P22" draw:layer="layout" svg:width="0.508cm" svg:height="1.164cm" svg:x="10.371cm" svg:y="9.847cm">
            <text:p/>
            <draw:enhanced-geometry svg:viewBox="0 0 21600 21600" draw:text-areas="?f0 0 ?f2 ?f5" draw:type="down-arrow" draw:modifiers="17451.3976555455 7256.58153241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22" draw:layer="layout" svg:width="0.424cm" svg:height="0.348cm" svg:x="10.571cm" svg:y="10.647cm">
            <text:p/>
            <draw:enhanced-geometry svg:viewBox="0 0 21600 21600" draw:text-areas="?f0 0 ?f2 ?f5" draw:type="down-arrow" draw:modifiers="8035.49488054608 6962.82352941177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19" draw:text-style-name="P22" draw:layer="layout" svg:width="0.508cm" svg:height="1.164cm" svg:x="11.633cm" svg:y="9.848cm">
            <text:p/>
            <draw:enhanced-geometry svg:viewBox="0 0 21600 21600" draw:text-areas="?f0 0 ?f2 ?f5" draw:type="down-arrow" draw:modifiers="17451.3976555455 7256.58153241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22" draw:layer="layout" svg:width="0.424cm" svg:height="0.348cm" svg:x="11.833cm" svg:y="10.648cm">
            <text:p/>
            <draw:enhanced-geometry svg:viewBox="0 0 21600 21600" draw:text-areas="?f0 0 ?f2 ?f5" draw:type="down-arrow" draw:modifiers="8035.49488054608 6962.82352941177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19" draw:text-style-name="P22" draw:layer="layout" svg:width="0.508cm" svg:height="1.164cm" svg:x="12.86cm" svg:y="9.849cm">
            <text:p/>
            <draw:enhanced-geometry svg:viewBox="0 0 21600 21600" draw:text-areas="?f0 0 ?f2 ?f5" draw:type="down-arrow" draw:modifiers="17451.3976555455 7256.58153241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22" draw:layer="layout" svg:width="0.424cm" svg:height="0.348cm" svg:x="13.06cm" svg:y="10.649cm">
            <text:p/>
            <draw:enhanced-geometry svg:viewBox="0 0 21600 21600" draw:text-areas="?f0 0 ?f2 ?f5" draw:type="down-arrow" draw:modifiers="8035.49488054608 6962.82352941177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19" draw:text-style-name="P22" draw:layer="layout" svg:width="0.508cm" svg:height="1.164cm" svg:x="14.161cm" svg:y="9.85cm">
            <text:p/>
            <draw:enhanced-geometry svg:viewBox="0 0 21600 21600" draw:text-areas="?f0 0 ?f2 ?f5" draw:type="down-arrow" draw:modifiers="17451.3976555455 7256.58153241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22" draw:layer="layout" svg:width="0.424cm" svg:height="0.348cm" svg:x="14.361cm" svg:y="10.65cm">
            <text:p/>
            <draw:enhanced-geometry svg:viewBox="0 0 21600 21600" draw:text-areas="?f0 0 ?f2 ?f5" draw:type="down-arrow" draw:modifiers="8035.49488054608 6962.82352941177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21" draw:text-style-name="P20" draw:layer="layout" svg:width="2.994cm" svg:height="1.427cm" svg:x="6.612cm" svg:y="10.811cm">
          <draw:text-box>
            <text:p text:style-name="P19"><text:span text:style-name="T7">Server machines</text:span></text:p>
          </draw:text-box>
        </draw:frame>
        <presentation:notes draw:style-name="dp4">
          <draw:page-thumbnail draw:name="Slide Image Placeholder 1" draw:style-name="gr3" draw:layer="layout" svg:width="15.239cm" svg:height="8.572cm" svg:x="1.905cm" svg:y="3.175cm" draw:page-number="5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6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Sorting 100GB </text:span></text:p>
          </draw:text-box>
        </draw:frame>
        <draw:frame draw:style-name="gr22" draw:text-style-name="P14" draw:layer="layout" svg:width="12.101cm" svg:height="6.702cm" svg:x="6.533cm" svg:y="3.51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3" draw:text-style-name="P15" draw:layer="layout" svg:width="25.4cm" svg:height="1.923cm" svg:x="0cm" svg:y="11.176cm">
          <text:p text:style-name="P14">Serverless execution is 3-4x slower than an optimized cluster configuration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Slide Image Placeholder 1" draw:style-name="gr3" draw:layer="layout" svg:width="15.239cm" svg:height="8.572cm" svg:x="1.905cm" svg:y="3.175cm" draw:page-number="6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7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Sorting: Is I/O a problem?</text:span></text:p>
          </draw:text-box>
        </draw:frame>
        <draw:frame draw:style-name="gr22" draw:text-style-name="P14" draw:layer="layout" svg:width="12.101cm" svg:height="6.702cm" svg:x="6.533cm" svg:y="3.51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24" draw:text-style-name="P15" draw:layer="layout" svg:width="25.4cm" svg:height="1.923cm" svg:x="0cm" svg:y="11.176cm">
          <text:p text:style-name="P14">With serverless, substantial amount of time is spent on reading from remote storage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Slide Image Placeholder 1" draw:style-name="gr3" draw:layer="layout" svg:width="15.239cm" svg:height="8.572cm" svg:x="1.905cm" svg:y="3.175cm" draw:page-number="7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8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What about other workloads?</text:span></text:p>
          </draw:text-box>
        </draw:frame>
        <draw:frame draw:style-name="gr22" draw:text-style-name="P14" draw:layer="layout" svg:width="12.101cm" svg:height="6.702cm" svg:x="6.534cm" svg:y="3.51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24" draw:text-style-name="P15" draw:layer="layout" svg:width="25.4cm" svg:height="1.923cm" svg:x="0cm" svg:y="11.176cm">
          <text:p text:style-name="P14">With serverless, substantial amount of time is spent on reading from remote storage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Slide Image Placeholder 1" draw:style-name="gr3" draw:layer="layout" svg:width="15.239cm" svg:height="8.572cm" svg:x="1.905cm" svg:y="3.175cm" draw:page-number="8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9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Footer Placeholder 4" presentation:style-name="pr4" draw:text-style-name="P9" draw:layer="layout" svg:width="22.859cm" svg:height="9.428cm" svg:x="1.27cm" svg:y="3.334cm" presentation:class="footer">
          <draw:text-box>
            <text:p text:style-name="P8"><text:span text:style-name="T4">put your #assignedhashtag here by setting the footer in view-header/footer</text:span></text:p>
          </draw:text-box>
        </draw:frame>
        <draw:frame presentation:style-name="pr5" draw:layer="layout" svg:width="22.859cm" svg:height="9.428cm" svg:x="1.27cm" svg:y="3.334cm" presentation:class="outline" presentation:user-transformed="true">
          <draw:text-box>
            <text:list text:style-name="L3">
              <text:list-item>
                <text:p>Serverless originally designed for simple use cases</text:p>
                <text:list>
                  <text:list-item>
                    <text:p>E.g., image post-processing triggered by an upload</text:p>
                  </text:list-item>
                </text:list>
              </text:list-item>
              <text:list-item>
                <text:p>What about more complex workloads?</text:p>
                <text:list>
                  <text:list-item>
                    <text:p>MapReduce: Can be implemented on top of most frameworks</text:p>
                  </text:list-item>
                  <text:list-item>
                    <text:p>SQL? Databricks</text:p>
                  </text:list-item>
                  <text:list-item>
                    <text:p>Machine Learning? </text:p>
                  </text:list-item>
                </text:list>
              </text:list-item>
            </text:list>
          </draw:text-box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Challenge #2: Workloads</text:span></text:p>
          </draw:text-box>
        </draw:frame>
        <presentation:notes draw:style-name="dp4">
          <draw:page-thumbnail draw:name="Slide Image Placeholder 1" draw:style-name="gr3" draw:layer="layout" svg:width="15.239cm" svg:height="8.572cm" svg:x="1.905cm" svg:y="3.175cm" draw:page-number="9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10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Serverless: Different Workloads </text:span></text:p>
          </draw:text-box>
        </draw:frame>
        <draw:frame draw:style-name="gr22" draw:text-style-name="P14" draw:layer="layout" svg:width="12.102cm" svg:height="6.701cm" svg:x="6.528cm" svg:y="3.05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24" draw:text-style-name="P15" draw:layer="layout" svg:width="25.4cm" svg:height="1.923cm" svg:x="0cm" svg:y="11.176cm">
          <text:p text:style-name="P14">Serverless frameworks not designed to run arbitrary workloads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Slide Image Placeholder 1" draw:style-name="gr3" draw:layer="layout" svg:width="15.239cm" svg:height="8.572cm" svg:x="1.905cm" svg:y="3.175cm" draw:page-number="10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11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Serverless: Different Workloads </text:span></text:p>
          </draw:text-box>
        </draw:frame>
        <draw:custom-shape draw:style-name="gr24" draw:text-style-name="P15" draw:layer="layout" svg:width="25.4cm" svg:height="1.923cm" svg:x="0cm" svg:y="11.176cm">
          <text:p text:style-name="P14">Serverless frameworks not designed to run arbitrary workloads</text:p>
          <draw:enhanced-geometry svg:viewBox="0 0 21600 21600" draw:type="rectangle" draw:enhanced-path="M 0 0 L 21600 0 21600 21600 0 21600 0 0 Z N"/>
        </draw:custom-shape>
        <draw:frame draw:style-name="standard" draw:layer="layout" svg:width="22.565cm" svg:height="5.053cm" svg:x="1.398cm" svg:y="3.5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gray3">
              <table:table-cell/>
              <table:table-cell>
                <text:p><text:span text:style-name="T8">Microservices</text:span></text:p>
              </table:table-cell>
              <table:table-cell>
                <text:p><text:span text:style-name="T8">Workflows</text:span></text:p>
              </table:table-cell>
              <table:table-cell>
                <text:p><text:span text:style-name="T8">MapReduce</text:span></text:p>
              </table:table-cell>
              <table:table-cell>
                <text:p>SQL</text:p>
              </table:table-cell>
              <table:table-cell>
                <text:p><text:span text:style-name="T8">ML</text:span></text:p>
              </table:table-cell>
            </table:table-row>
            <table:table-row table:style-name="ro2" table:default-cell-style-name="gray2">
              <table:table-cell>
                <text:p><text:span text:style-name="T8">AWS λ, Google CF, Azure F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>
                <text:p><text:span text:style-name="T8">AWS λ + AWS StepFunction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>
                <text:p><text:span text:style-name="T8">PyWren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>
                <text:p><text:span text:style-name="T8">Databricks Serverless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name="Slide Image Placeholder 1" draw:style-name="gr3" draw:layer="layout" svg:width="15.239cm" svg:height="8.572cm" svg:x="1.905cm" svg:y="3.175cm" draw:page-number="11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12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Footer Placeholder 4" presentation:style-name="pr4" draw:text-style-name="P9" draw:layer="layout" svg:width="22.859cm" svg:height="9.428cm" svg:x="1.27cm" svg:y="3.334cm" presentation:class="footer">
          <draw:text-box>
            <text:p text:style-name="P8"><text:span text:style-name="T4">put your #assignedhashtag here by setting the footer in view-header/footer</text:span></text:p>
          </draw:text-box>
        </draw:frame>
        <draw:frame presentation:style-name="pr5" draw:layer="layout" svg:width="22.859cm" svg:height="9.428cm" svg:x="1.27cm" svg:y="3.334cm" presentation:class="outline" presentation:placeholder="true" presentation:user-transformed="true">
          <draw:text-box/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Backup</text:span></text:p>
          </draw:text-box>
        </draw:frame>
        <presentation:notes draw:style-name="dp4">
          <draw:page-thumbnail draw:name="Slide Image Placeholder 1" draw:style-name="gr3" draw:layer="layout" svg:width="15.239cm" svg:height="8.572cm" svg:x="1.905cm" svg:y="3.175cm" draw:page-number="12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13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Footer Placeholder 4" presentation:style-name="pr4" draw:text-style-name="P9" draw:layer="layout" svg:width="22.859cm" svg:height="9.428cm" svg:x="1.27cm" svg:y="3.334cm" presentation:class="footer">
          <draw:text-box>
            <text:p text:style-name="P8"><text:span text:style-name="T4">put your #assignedhashtag here by setting the footer in view-header/footer</text:span></text:p>
          </draw:text-box>
        </draw:frame>
        <draw:frame presentation:style-name="pr5" draw:layer="layout" svg:width="22.859cm" svg:height="9.428cm" svg:x="1.27cm" svg:y="3.334cm" presentation:class="outline" presentation:user-transformed="true">
          <draw:text-box>
            <text:list text:style-name="L3">
              <text:list-item>
                <text:p>Template List</text:p>
              </text:list-item>
              <text:list-item>
                <text:p>Template List</text:p>
                <text:list>
                  <text:list-item>
                    <text:p>Template item</text:p>
                  </text:list-item>
                </text:list>
              </text:list-item>
            </text:list>
          </draw:text-box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Template Tite</text:span></text:p>
          </draw:text-box>
        </draw:frame>
        <presentation:notes draw:style-name="dp4">
          <draw:page-thumbnail draw:name="Slide Image Placeholder 1" draw:style-name="gr3" draw:layer="layout" svg:width="15.239cm" svg:height="8.572cm" svg:x="1.905cm" svg:y="3.175cm" draw:page-number="13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14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Example: MapReduce</text:span></text:p>
          </draw:text-box>
        </draw:frame>
        <draw:custom-shape draw:style-name="gr4" draw:text-style-name="P14" draw:layer="layout" svg:width="1.016cm" svg:height="0.508cm" svg:x="10.172cm" svg:y="4.2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0.172cm" svg:y="5.0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0.172cm" svg:y="5.8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0.172cm" svg:y="7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0.172cm" svg:y="8.1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1.442cm" svg:y="4.2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1.442cm" svg:y="5.0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1.442cm" svg:y="5.8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1.442cm" svg:y="7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1.442cm" svg:y="8.1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2.712cm" svg:y="4.2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2.712cm" svg:y="5.0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2.712cm" svg:y="5.8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2.712cm" svg:y="7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2.712cm" svg:y="8.1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3.982cm" svg:y="4.2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3.982cm" svg:y="5.0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3.982cm" svg:y="5.8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3.982cm" svg:y="7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016cm" svg:height="0.508cm" svg:x="13.982cm" svg:y="8.118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5" draw:layer="layout" svg:width="1.016cm" svg:height="1.016cm" svg:x="10.172cm" svg:y="9.2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6" draw:layer="layout" svg:width="0.508cm" svg:height="0.508cm" svg:x="10.426cm" svg:y="9.80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7" draw:layer="layout" svg:width="0.508cm" svg:height="0.508cm" svg:x="10.426cm" svg:y="9.29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5" draw:layer="layout" svg:width="1.016cm" svg:height="1.016cm" svg:x="11.442cm" svg:y="9.2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6" draw:layer="layout" svg:width="0.508cm" svg:height="0.508cm" svg:x="11.696cm" svg:y="9.80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7" draw:layer="layout" svg:width="0.508cm" svg:height="0.508cm" svg:x="11.696cm" svg:y="9.29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5" draw:layer="layout" svg:width="1.016cm" svg:height="1.016cm" svg:x="12.712cm" svg:y="9.2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6" draw:layer="layout" svg:width="0.508cm" svg:height="0.508cm" svg:x="12.966cm" svg:y="9.80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7" draw:layer="layout" svg:width="0.508cm" svg:height="0.508cm" svg:x="12.966cm" svg:y="9.29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5" draw:layer="layout" svg:width="1.016cm" svg:height="1.016cm" svg:x="13.982cm" svg:y="9.2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6" draw:layer="layout" svg:width="0.508cm" svg:height="0.508cm" svg:x="14.236cm" svg:y="9.80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7" draw:layer="layout" svg:width="0.508cm" svg:height="0.508cm" svg:x="14.236cm" svg:y="9.298cm">
            <text:p/>
            <draw:enhanced-geometry svg:viewBox="0 0 21600 21600" draw:type="rectangle" draw:enhanced-path="M 0 0 L 21600 0 21600 21600 0 21600 0 0 Z N"/>
          </draw:custom-shape>
        </draw:g>
        <draw:custom-shape draw:style-name="gr25" draw:text-style-name="P14" draw:layer="layout" svg:width="4.826cm" svg:height="0.254cm" svg:x="10.172cm" svg:y="10.822cm">
          <text:p/>
          <draw:enhanced-geometry svg:viewBox="0 0 21600 21600" draw:text-areas="?f5 ?f1 ?f6 ?f3" draw:type="left-right-arrow" draw:modifiers="1387.19701678061 8301.1764705882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8" draw:layer="layout" svg:width="0.254cm" svg:height="2.032cm" svg:x="9.664cm" svg:y="4.2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18" draw:layer="layout" svg:width="0.254cm" svg:height="1.27cm" svg:x="9.664cm" svg:y="7.36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20" draw:layer="layout" svg:width="2.232cm" svg:height="1.673cm" svg:x="7.378cm" svg:y="4.372cm">
          <draw:text-box>
            <text:p text:style-name="P19">Map Stage</text:p>
          </draw:text-box>
        </draw:frame>
        <draw:frame draw:style-name="gr11" draw:text-style-name="P20" draw:layer="layout" svg:width="2.994cm" svg:height="1.927cm" svg:x="6.616cm" svg:y="7.117cm">
          <draw:text-box>
            <text:p text:style-name="P19">Reduce Stage</text:p>
          </draw:text-box>
        </draw:frame>
        <draw:frame draw:style-name="gr26" draw:text-style-name="P23" draw:layer="layout" svg:width="5.256cm" svg:height="0.962cm" svg:x="9.88cm" svg:y="11.03cm">
          <draw:text-box>
            <text:p>Server Machines</text:p>
          </draw:text-box>
        </draw:frame>
        <draw:line draw:style-name="gr12" draw:text-style-name="P18" draw:layer="layout" svg:x1="10.68cm" svg:y1="6.326cm" svg:x2="10.68cm" svg:y2="7.318cm">
          <text:p/>
        </draw:line>
        <draw:line draw:style-name="gr12" draw:text-style-name="P18" draw:layer="layout" svg:x1="10.68cm" svg:y1="6.326cm" svg:x2="11.95cm" svg:y2="7.318cm">
          <text:p/>
        </draw:line>
        <draw:line draw:style-name="gr12" draw:text-style-name="P18" draw:layer="layout" svg:x1="10.68cm" svg:y1="6.326cm" svg:x2="13.208cm" svg:y2="7.318cm">
          <text:p/>
        </draw:line>
        <draw:line draw:style-name="gr12" draw:text-style-name="P18" draw:layer="layout" svg:x1="10.68cm" svg:y1="6.326cm" svg:x2="14.732cm" svg:y2="7.318cm">
          <text:p/>
        </draw:line>
        <draw:line draw:style-name="gr12" draw:text-style-name="P18" draw:layer="layout" svg:x1="11.95cm" svg:y1="6.326cm" svg:x2="10.68cm" svg:y2="7.318cm">
          <text:p/>
        </draw:line>
        <draw:line draw:style-name="gr12" draw:text-style-name="P18" draw:layer="layout" svg:x1="11.95cm" svg:y1="6.326cm" svg:x2="11.95cm" svg:y2="7.318cm">
          <text:p/>
        </draw:line>
        <draw:line draw:style-name="gr12" draw:text-style-name="P18" draw:layer="layout" svg:x1="11.95cm" svg:y1="6.326cm" svg:x2="13.208cm" svg:y2="7.318cm">
          <text:p/>
        </draw:line>
        <draw:line draw:style-name="gr12" draw:text-style-name="P18" draw:layer="layout" svg:x1="11.95cm" svg:y1="6.326cm" svg:x2="14.732cm" svg:y2="7.318cm">
          <text:p/>
        </draw:line>
        <draw:line draw:style-name="gr12" draw:text-style-name="P18" draw:layer="layout" svg:x1="13.208cm" svg:y1="6.326cm" svg:x2="11.95cm" svg:y2="7.318cm">
          <text:p/>
        </draw:line>
        <draw:line draw:style-name="gr12" draw:text-style-name="P18" draw:layer="layout" svg:x1="13.208cm" svg:y1="6.326cm" svg:x2="13.208cm" svg:y2="7.318cm">
          <text:p/>
        </draw:line>
        <draw:line draw:style-name="gr12" draw:text-style-name="P18" draw:layer="layout" svg:x1="13.208cm" svg:y1="6.326cm" svg:x2="14.732cm" svg:y2="7.318cm">
          <text:p/>
        </draw:line>
        <draw:line draw:style-name="gr12" draw:text-style-name="P18" draw:layer="layout" svg:x1="14.478cm" svg:y1="6.326cm" svg:x2="10.68cm" svg:y2="7.318cm">
          <text:p/>
        </draw:line>
        <draw:line draw:style-name="gr12" draw:text-style-name="P18" draw:layer="layout" svg:x1="14.478cm" svg:y1="6.326cm" svg:x2="11.95cm" svg:y2="7.318cm">
          <text:p/>
        </draw:line>
        <draw:line draw:style-name="gr12" draw:text-style-name="P18" draw:layer="layout" svg:x1="14.478cm" svg:y1="6.326cm" svg:x2="13.208cm" svg:y2="7.318cm">
          <text:p/>
        </draw:line>
        <draw:line draw:style-name="gr12" draw:text-style-name="P18" draw:layer="layout" svg:x1="14.478cm" svg:y1="6.326cm" svg:x2="14.732cm" svg:y2="7.318cm">
          <text:p/>
        </draw:line>
        <presentation:notes draw:style-name="dp4">
          <draw:page-thumbnail draw:name="Slide Image Placeholder 1" draw:style-name="gr3" draw:layer="layout" svg:width="15.239cm" svg:height="8.572cm" svg:x="1.905cm" svg:y="3.175cm" draw:page-number="14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000000" draw:end-color="#133a51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name-complex="Arial1" style:font-size-complex="45pt" style:font-style-complex="normal" style:font-weight-complex="bold"/>
    </style:style>
    <style:style style:name="MT3" style:family="text">
      <style:text-properties fo:font-variant="normal" fo:text-transform="none" fo:color="#8fc230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name-complex="Arial1" style:font-size-complex="4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1.202cm" svg:x="0cm" svg:y="13.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4" draw:text-style-name="MP6" draw:layer="backgroundobjects" svg:width="2.89cm" svg:height="0.742cm" svg:x="1.234cm" svg:y="13.299cm">
        <draw:image xlink:href="Pictures/2000008000004951000012C1BC2CC3D63BE3CFA1.wmf" xlink:type="simple" xlink:show="embed" xlink:actuate="onLoad">
          <text:p/>
        </draw:image>
      </draw:frame>
      <draw:custom-shape draw:name="Rectangle 20" draw:style-name="Mgr3" draw:text-style-name="MP5" draw:layer="backgroundobjects" svg:width="1.882cm" svg:height="1.086cm" svg:x="2.468cm" svg:y="13.2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5" draw:text-style-name="MP7" draw:layer="backgroundobjects" svg:width="3.233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2.532cm" svg:height="2.718cm" svg:x="0.359cm" svg:y="0.909cm">
        <draw:image xlink:href="Pictures/10000201000000DB000000EC3B4E7B6C2872BA02.png" xlink:type="simple" xlink:show="embed" xlink:actuate="onLoad">
          <text:p/>
        </draw:image>
      </draw:frame>
      <draw:frame draw:name="Title 1" presentation:style-name="Mpr1" draw:text-style-name="MP9" draw:layer="backgroundobjects" svg:width="20.304cm" svg:height="5.728cm" svg:x="4.351cm" svg:y="3.192cm" presentation:class="title" presentation:user-transformed="true">
        <draw:text-box>
          <text:p text:style-name="MP8"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o</text:span><text:span text:style-name="MT2">f</text:span><text:span text:style-name="MT2"> </text:span><text:span text:style-name="MT2">Y</text:span><text:span text:style-name="MT2">o</text:span><text:span text:style-name="MT2">u</text:span><text:span text:style-name="MT2">r</text:span><text:span text:style-name="MT2"> </text:span><text:span text:style-name="MT2">P</text:span><text:span text:style-name="MT2">r</text:span><text:span text:style-name="MT2">e</text:span><text:span text:style-name="MT2">s</text:span><text:span text:style-name="MT2">e</text:span><text:span text:style-name="MT2">n</text:span><text:span text:style-name="MT2">t</text:span><text:span text:style-name="MT2">a</text:span><text:span text:style-name="MT2">t</text:span><text:span text:style-name="MT2">i</text:span><text:span text:style-name="MT2">o</text:span><text:span text:style-name="MT2">n</text:span><text:span text:style-name="MT2"><text:line-break/></text:span><text:span text:style-name="MT2">G</text:span><text:span text:style-name="MT2">o</text:span><text:span text:style-name="MT2">e</text:span><text:span text:style-name="MT2">s</text:span><text:span text:style-name="MT2"> </text:span><text:span text:style-name="MT2">H</text:span><text:span text:style-name="MT2">e</text:span><text:span text:style-name="MT2">r</text:span><text:span text:style-name="MT2">e</text:span><text:span text:style-name="MT2"> </text:span></text:p>
        </draw:text-box>
      </draw:frame>
      <draw:frame draw:name="Picture 11" draw:style-name="Mgr4" draw:text-style-name="MP6" draw:layer="backgroundobjects" svg:width="3.233cm" svg:height="10.459cm" draw:transform="rotate (-3.14159265358979) translate (3.234cm 14.287cm)">
        <draw:image xlink:href="Pictures/10000201000000B50000024A2AC56956FAC910D1.tif" xlink:type="simple" xlink:show="embed" xlink:actuate="onLoad">
          <text:p/>
        </draw:image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8" draw:style-name="Mgr3" draw:text-style-name="MP5" draw:layer="backgroundobjects" svg:width="25.399cm" svg:height="1.202cm" svg:x="0cm" svg:y="13.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4" draw:text-style-name="MP6" draw:layer="backgroundobjects" svg:width="2.89cm" svg:height="0.742cm" svg:x="1.234cm" svg:y="13.299cm">
        <draw:image xlink:href="Pictures/2000008000004951000012C1BC2CC3D63BE3CFA1.wmf" xlink:type="simple" xlink:show="embed" xlink:actuate="onLoad">
          <text:p/>
        </draw:image>
      </draw:frame>
      <draw:frame draw:name="Title 1" presentation:style-name="Mpr4" draw:text-style-name="MP10" draw:layer="backgroundobjects" svg:width="22.859cm" svg:height="2.38cm" svg:x="1.27cm" svg:y="0.572cm" presentation:class="title" presentation:user-transformed="true">
        <draw:text-box>
          <text:p text:style-name="MP8"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i</text:span><text:span text:style-name="MT3">t</text:span><text:span text:style-name="MT3">l</text:span><text:span text:style-name="MT3">e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/text:p>
        </draw:text-box>
      </draw:frame>
      <draw:frame draw:name="Content Placeholder 2" presentation:style-name="Mpr5" draw:text-style-name="MP14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LevelClick to </text:span><text:span text:style-name="MT4">edit Master text styles</text:span></text:p>
                                      <text:list>
                                        <text:list-item>
                                          <text:p text:style-name="MP12"><text:span text:style-name="MT5">Second level</text:span></text:p>
                                          <text:list>
                                            <text:list-item>
                                              <text:p text:style-name="MP12"><text:span text:style-name="MT6">Third level</text:span></text:p>
                                              <text:list>
                                                <text:list-item>
                                                  <text:p text:style-name="MP13"><text:span text:style-name="MT7">Fourth level</text:span></text:p>
                                                </text:list-item>
                                                <text:list-item>
                                                  <text:p text:style-name="MP13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392cm" svg:height="0.885cm" svg:x="22.985cm" svg:y="13.371cm" presentation:class="page-number" presentation:user-transformed="true">
        <draw:text-box>
          <text:p text:style-name="MP15"><text:span text:style-name="MT8"><text:page-number>&lt;number&gt;</text:page-number></text:span></text:p>
        </draw:text-box>
      </draw:frame>
      <draw:frame draw:name="Footer Placeholder 5" presentation:style-name="Mpr6" draw:text-style-name="MP16" draw:layer="backgroundobjects" svg:width="16.087cm" svg:height="0.885cm" svg:x="5.431cm" svg:y="13.299cm" presentation:class="footer" presentation:user-transformed="true">
        <draw:text-box>
          <text:p text:style-name="MP17"><text:span text:style-name="MT8">p</text:span><text:span text:style-name="MT8">ut </text:span><text:span text:style-name="MT8">y</text:span><text:span text:style-name="MT8">o</text:span><text:span text:style-name="MT8">u</text:span><text:span text:style-name="MT8">r </text:span><text:span text:style-name="MT8">#</text:span><text:span text:style-name="MT8">a</text:span><text:span text:style-name="MT8">s</text:span><text:span text:style-name="MT8">si</text:span><text:span text:style-name="MT8">g</text:span><text:span text:style-name="MT8">n</text:span><text:span text:style-name="MT8">e</text:span><text:span text:style-name="MT8">d</text:span><text:span text:style-name="MT8">h</text:span><text:span text:style-name="MT8">a</text:span><text:span text:style-name="MT8">s</text:span><text:span text:style-name="MT8">ht</text:span><text:span text:style-name="MT8">a</text:span><text:span text:style-name="MT8">g </text:span><text:span text:style-name="MT8">h</text:span><text:span text:style-name="MT8">er</text:span><text:span text:style-name="MT8">e </text:span><text:span text:style-name="MT8">b</text:span><text:span text:style-name="MT8">y </text:span><text:span text:style-name="MT8">s</text:span><text:span text:style-name="MT8">et</text:span><text:span text:style-name="MT8">ti</text:span><text:span text:style-name="MT8">n</text:span><text:span text:style-name="MT8">g </text:span><text:span text:style-name="MT8">th</text:span><text:span text:style-name="MT8">e </text:span><text:span text:style-name="MT8">fo</text:span><text:span text:style-name="MT8">ot</text:span><text:span text:style-name="MT8">er </text:span><text:span text:style-name="MT8">in </text:span><text:span text:style-name="MT8">vi</text:span><text:span text:style-name="MT8">e</text:span><text:span text:style-name="MT8">w</text:span><text:span text:style-name="MT8">-</text:span><text:span text:style-name="MT8">h</text:span><text:span text:style-name="MT8">e</text:span><text:span text:style-name="MT8">a</text:span><text:span text:style-name="MT8">d</text:span><text:span text:style-name="MT8">er</text:span><text:span text:style-name="MT8">/f</text:span><text:span text:style-name="MT8">o</text:span><text:span text:style-name="MT8">ot</text:span><text:span text:style-name="MT8">er</text:span></text:p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85</meta:editing-cycles>
    <meta:creation-date>2018-05-14T13:01:55.594807701</meta:creation-date>
    <dc:date>2018-05-17T13:19:34.018170566</dc:date>
    <meta:editing-duration>PT10H4M50S</meta:editing-duration>
    <meta:generator>LibreOffice/5.1.6.2$Linux_X86_64 LibreOffice_project/10m0$Build-2</meta:generator>
    <meta:document-statistic meta:object-count="46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102cm" svg:height="6.703cm" xlink:href="." xlink:type="simple" chart:class="chart:bar" chart:style-name="ch1">
        <chart:plot-area chart:style-name="ch2" chart:data-source-has-labels="both" svg:x="0.242cm" svg:y="0.134cm" svg:width="11.618cm" svg:height="6.435cm">
          <chartooo:coordinate-region svg:x="0.863cm" svg:y="0.334cm" svg:width="10.997cm" svg:height="5.588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AWS Lambda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Spark Serverless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Spark Cluster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Spark HPC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102cm" svg:height="6.703cm" xlink:href="." xlink:type="simple" chart:class="chart:bar" chart:style-name="ch1">
        <chart:legend svg:x="9.409cm" svg:y="0.332cm" style:legend-expansion="custom" chartooo:width="2.45cm" chartooo:height="1.594cm" style:legend-expansion-aspect-ratio="1.53701380175659" chart:style-name="ch2"/>
        <chart:plot-area chart:style-name="ch3" chart:data-source-has-labels="both" svg:x="0.242cm" svg:y="0.134cm" svg:width="11.618cm" svg:height="6.435cm">
          <chartooo:coordinate-region svg:x="0.863cm" svg:y="0.334cm" svg:width="10.997cm" svg:height="5.58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put/Output</text:p>
              </table:table-cell>
              <table:table-cell office:value-type="string">
                <text:p>Compute</text:p>
              </table:table-cell>
              <table:table-cell office:value-type="string">
                <text:p>Shuffle</text:p>
              </table:table-cell>
            </table:table-row>
          </table:table-header-rows>
          <table:table-rows>
            <table:table-row>
              <table:table-cell office:value-type="string">
                <text:p>AWS Lambda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park Serverless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park Cluster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park HPC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103cm" svg:height="6.702cm" xlink:href="." xlink:type="simple" chart:class="chart:bar" chart:style-name="ch1">
        <chart:legend svg:x="7.62cm" svg:y="0.332cm" style:legend-expansion="custom" chartooo:width="4.239cm" chartooo:height="1.593cm" style:legend-expansion-aspect-ratio="2.66101694915254" chart:style-name="ch2"/>
        <chart:plot-area chart:style-name="ch3" chart:data-source-has-labels="both" svg:x="0.242cm" svg:y="0.134cm" svg:width="11.619cm" svg:height="6.434cm">
          <chartooo:coordinate-region svg:x="0.863cm" svg:y="0.334cm" svg:width="10.998cm" svg:height="5.58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rting</text:p>
              </table:table-cell>
              <table:table-cell office:value-type="string">
                <text:p>SQL</text:p>
              </table:table-cell>
              <table:table-cell office:value-type="string">
                <text:p>ML (Linear Regression)</text:p>
              </table:table-cell>
            </table:table-row>
          </table:table-header-rows>
          <table:table-rows>
            <table:table-row>
              <table:table-cell office:value-type="string">
                <text:p>AWS Lambda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park Serverless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park Cluster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park HPC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102cm" svg:height="6.703cm" xlink:href="." xlink:type="simple" chart:class="chart:bar" chart:style-name="ch1">
        <chart:legend svg:x="9.409cm" svg:y="0.332cm" style:legend-expansion="custom" chartooo:width="2.45cm" chartooo:height="1.594cm" style:legend-expansion-aspect-ratio="1.53701380175659" chart:style-name="ch2"/>
        <chart:plot-area chart:style-name="ch3" chart:data-source-has-labels="both" svg:x="0.242cm" svg:y="0.134cm" svg:width="11.618cm" svg:height="6.435cm">
          <chartooo:coordinate-region svg:x="0.863cm" svg:y="0.334cm" svg:width="10.997cm" svg:height="5.58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put/Output</text:p>
              </table:table-cell>
              <table:table-cell office:value-type="string">
                <text:p>Compute</text:p>
              </table:table-cell>
              <table:table-cell office:value-type="string">
                <text:p>Shuffle</text:p>
              </table:table-cell>
            </table:table-row>
          </table:table-header-rows>
          <table:table-rows>
            <table:table-row>
              <table:table-cell office:value-type="string">
                <text:p>AWS Lambda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park Serverless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park Cluster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park HPC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